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5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fault learner, 20 learning runs, 200 test runs</text:p>
          </table:table-cell>
          <table:table-cell office:value-type="string" calcext:value-type="string">
            <text:p>bad actions</text:p>
          </table:table-cell>
          <table:table-cell office:value-type="string" calcext:value-type="string">
            <text:p>reliability</text:p>
          </table:table-cell>
        </table:table-row>
        <table:table-row table:style-name="ro1">
          <table:table-cell/>
          <table:table-cell office:value-type="float" office:value="0.0362" calcext:value-type="float">
            <text:p>0.03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.0463" calcext:value-type="float">
            <text:p>0.04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.044" calcext:value-type="float">
            <text:p>0.0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0.0329" calcext:value-type="float">
            <text:p>0.03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SUM([.B2:.B6])/5" office:value-type="float" office:value="0.03988" calcext:value-type="float">
            <text:p>0.03988</text:p>
          </table:table-cell>
          <table:table-cell table:formula="of:=SUM([.C2:.C6])/5" office:value-type="float" office:value="72.2" calcext:value-type="float">
            <text:p>72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=0.86^t =&gt; 20 training ru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33" calcext:value-type="float">
            <text:p>0.03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0.0473" calcext:value-type="float">
            <text:p>0.04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0.0388" calcext:value-type="float">
            <text:p>0.03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0.0272" calcext:value-type="float">
            <text:p>0.02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0.0322" calcext:value-type="float">
            <text:p>0.03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formula="of:=SUM([.B10:.B14])/5" office:value-type="float" office:value="0.03576" calcext:value-type="float">
            <text:p>0.03576</text:p>
          </table:table-cell>
          <table:table-cell table:formula="of:=SUM([.C10:.C14])/5" office:value-type="float" office:value="63.4" calcext:value-type="float">
            <text:p>63.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 = 1 – 1/(21.001 – trial_no) =&gt; 20 training ru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77" calcext:value-type="float">
            <text:p>0.047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0.0378" calcext:value-type="float">
            <text:p>0.03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0.044" calcext:value-type="float">
            <text:p>0.0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.0334" calcext:value-type="float">
            <text:p>0.03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0.0528" calcext:value-type="float">
            <text:p>0.05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formula="of:=SUM([.B19:.B23])/5" office:value-type="float" office:value="0.04314" calcext:value-type="float">
            <text:p>0.04314</text:p>
          </table:table-cell>
          <table:table-cell table:formula="of:=SUM([.C19:.C23])/5" office:value-type="float" office:value="66" calcext:value-type="float">
            <text:p>6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=1/(1 + exp(0.2944439*(t <text:s/>- 10))), 20 training ru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06" calcext:value-type="float">
            <text:p>0.05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0.0328" calcext:value-type="float">
            <text:p>0.032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.0297" calcext:value-type="float">
            <text:p>0.029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0.0424" calcext:value-type="float">
            <text:p>0.04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SUM([.B28:.B32])/5" office:value-type="float" office:value="0.0411" calcext:value-type="float">
            <text:p>0.0411</text:p>
          </table:table-cell>
          <table:table-cell table:formula="of:=SUM([.C28:.C32])/5" office:value-type="float" office:value="67.6" calcext:value-type="float">
            <text:p>67.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fault learner, 100 learning runs, 200 tes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75" calcext:value-type="float">
            <text:p>0.0017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.01177" calcext:value-type="float">
            <text:p>0.011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.00474" calcext:value-type="float">
            <text:p>0.004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.00942" calcext:value-type="float">
            <text:p>0.009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.00415" calcext:value-type="float">
            <text:p>0.004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SUM([.B37:.B41])/5" office:value-type="float" office:value="0.006366" calcext:value-type="float">
            <text:p>0.006366</text:p>
          </table:table-cell>
          <table:table-cell table:formula="of:=SUM([.C37:.C41])/5" office:value-type="float" office:value="90.8" calcext:value-type="float">
            <text:p>90.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=0.9705^t =&gt; 100 training ru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11" calcext:value-type="float">
            <text:p>0.01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.0034" calcext:value-type="float">
            <text:p>0.00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.0033" calcext:value-type="float">
            <text:p>0.00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.00521" calcext:value-type="float">
            <text:p>0.005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.00454" calcext:value-type="float">
            <text:p>0.0045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SUM([.B46:.B50])/5" office:value-type="float" office:value="0.00551" calcext:value-type="float">
            <text:p>0.00551</text:p>
          </table:table-cell>
          <table:table-cell table:formula="of:=SUM([.C46:.C50])/5" office:value-type="float" office:value="92.2" calcext:value-type="float">
            <text:p>92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 = 1 – 1/(101.001 – trial_no) =&gt; 100 training ru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57" calcext:value-type="float">
            <text:p>0.00157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/>
          <table:table-cell office:value-type="float" office:value="0.00529" calcext:value-type="float">
            <text:p>0.005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.0052" calcext:value-type="float">
            <text:p>0.005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.00539" calcext:value-type="float">
            <text:p>0.0053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.00173" calcext:value-type="float">
            <text:p>0.0017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SUM([.B54:.B58])/5" office:value-type="float" office:value="0.003836" calcext:value-type="float">
            <text:p>0.003836</text:p>
          </table:table-cell>
          <table:table-cell table:formula="of:=SUM([.C54:.C58])/5" office:value-type="float" office:value="87.3" calcext:value-type="float">
            <text:p>87.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=1/(1 + exp(0.2944439*(t <text:s/>- 90))), <text:s/>(=&gt; 100 training run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732" calcext:value-type="float">
            <text:p>0.007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.00163" calcext:value-type="float">
            <text:p>0.001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.00488" calcext:value-type="float">
            <text:p>0.004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0.00108" calcext:value-type="float">
            <text:p>0.0010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.00405" calcext:value-type="float">
            <text:p>0.004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SUM([.B63:.B67])/5" office:value-type="float" office:value="0.003792" calcext:value-type="float">
            <text:p>0.003792</text:p>
          </table:table-cell>
          <table:table-cell table:formula="of:=SUM([.C63:.C67])/5" office:value-type="float" office:value="84" calcext:value-type="float">
            <text:p>8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fault learner, 200 learning runs, 200 tes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8" calcext:value-type="float">
            <text:p>0.000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.00035" calcext:value-type="float">
            <text:p>0.0003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.00128" calcext:value-type="float">
            <text:p>0.001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.00245" calcext:value-type="float">
            <text:p>0.002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formula="of:=SUM([.B72:.B76])/5" office:value-type="float" office:value="0.000892" calcext:value-type="float">
            <text:p>0.000892</text:p>
          </table:table-cell>
          <table:table-cell table:formula="of:=SUM([.C72:.C76])/5" office:value-type="float" office:value="91.6" calcext:value-type="float">
            <text:p>91.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=1/(1 + exp(0.2944439*(t <text:s/>- 190))), <text:s/>(=&gt; 200 training run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.000403" calcext:value-type="float">
            <text:p>0.00040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.00112" calcext:value-type="float">
            <text:p>0.001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.0019" calcext:value-type="float">
            <text:p>0.001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formula="of:=SUM([.B81:.B85])/5" office:value-type="float" office:value="0.0006846" calcext:value-type="float">
            <text:p>0.0006846</text:p>
          </table:table-cell>
          <table:table-cell table:formula="of:=SUM([.C81:.C85])/5" office:value-type="float" office:value="93.6" calcext:value-type="float">
            <text:p>93.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=1/(1 + exp(0.0588888*(t <text:s/>- 150))), <text:s/>(=&gt; 200 training run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.00043" calcext:value-type="float">
            <text:p>0.000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.00079" calcext:value-type="float">
            <text:p>0.0007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.00068" calcext:value-type="float">
            <text:p>0.000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formula="of:=SUM([.B90:.B94])/5" office:value-type="float" office:value="0.00038" calcext:value-type="float">
            <text:p>0.00038</text:p>
          </table:table-cell>
          <table:table-cell table:formula="of:=SUM([.C90:.C94])/5" office:value-type="float" office:value="91.2" calcext:value-type="float">
            <text:p>91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=1/(1 + exp(0.0588888*(t <text:s/>- 150))), alpha=0.7 (=&gt; 200 training run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68" calcext:value-type="float">
            <text:p>0.0016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.000869" calcext:value-type="float">
            <text:p>0.0008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.000857" calcext:value-type="float">
            <text:p>0.00085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SUM([.B98:.B102])/5" office:value-type="float" office:value="0.0006812" calcext:value-type="float">
            <text:p>0.0006812</text:p>
          </table:table-cell>
          <table:table-cell table:formula="of:=SUM([.C98:.C102])/5" office:value-type="float" office:value="97.6" calcext:value-type="float">
            <text:p>97.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=1/(1 + exp(0.0588888*(t <text:s/>- 150))), alpha=0.3 (=&gt; 200 training run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68" calcext:value-type="float">
            <text:p>0.001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SUM([.B106:.B110])/5" office:value-type="float" office:value="0.000336" calcext:value-type="float">
            <text:p>0.000336</text:p>
          </table:table-cell>
          <table:table-cell table:formula="of:=SUM([.C106:.C110])/5" office:value-type="float" office:value="97" calcext:value-type="float">
            <text:p>9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=1/(1 + exp(0.0588888*(t <text:s/>- 150))), alpha=0.2 (=&gt; 200 training run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.000835" calcext:value-type="float">
            <text:p>0.0008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.000828" calcext:value-type="float">
            <text:p>0.00082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.00256" calcext:value-type="float">
            <text:p>0.0025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table:formula="of:=SUM([.B115:.B119])/5" office:value-type="float" office:value="0.0008446" calcext:value-type="float">
            <text:p>0.0008446</text:p>
          </table:table-cell>
          <table:table-cell table:formula="of:=SUM([.C115:.C119])/5" office:value-type="float" office:value="96.8" calcext:value-type="float">
            <text:p>96.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=1/(1 + exp(0.0588888*(t <text:s/>- 150))), <text:s/>alpha = 1 – 0.005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81" calcext:value-type="float">
            <text:p>0.000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.00282" calcext:value-type="float">
            <text:p>0.0028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.00134" calcext:value-type="float">
            <text:p>0.0013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.00083" calcext:value-type="float">
            <text:p>0.0008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SUM([.B125:.B129])/5" office:value-type="float" office:value="0.00116" calcext:value-type="float">
            <text:p>0.00116</text:p>
          </table:table-cell>
          <table:table-cell table:formula="of:=SUM([.C125:.C129])/5" office:value-type="float" office:value="95.6" calcext:value-type="float">
            <text:p>95.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 = 1 – 1/(40 – trial_no + 0.001), alpha=0.9-0.0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= 1 – 1/(40 – trial_no + 0.001), alpha=0.9-0.02t min=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= 1 – 1/(40 – trial_no + 0.001), alpha=0.9 consta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4:16:45.4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1:57:20.939000000</meta:creation-date>
    <dc:date>2017-01-27T15:45:22.840000000</dc:date>
    <meta:editing-duration>P3DT19H17M52S</meta:editing-duration>
    <meta:editing-cycles>41</meta:editing-cycles>
    <meta:generator>LibreOffice/5.2.3.3$Windows_x86 LibreOffice_project/d54a8868f08a7b39642414cf2c8ef2f228f780cf</meta:generator>
    <meta:document-statistic meta:table-count="1" meta:cell-count="200" meta:object-count="0"/>
  </office:meta>
</office:document-meta>
</file>